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officeooo:rsid="001c201d" officeooo:paragraph-rsid="001c201d"/>
    </style:style>
    <style:style style:name="P2" style:family="paragraph" style:parent-style-name="Standard">
      <style:paragraph-properties fo:text-align="justify" style:justify-single-word="false"/>
      <style:text-properties style:font-name="DejaVu Sans" officeooo:rsid="001c201d" officeooo:paragraph-rsid="00213fd7"/>
    </style:style>
    <style:style style:name="P3" style:family="paragraph" style:parent-style-name="Standard">
      <style:paragraph-properties fo:text-align="justify" style:justify-single-word="false"/>
      <style:text-properties style:font-name="DejaVu Sans" fo:font-size="22pt" fo:font-weight="bold" officeooo:rsid="001c201d" officeooo:paragraph-rsid="001c201d" style:font-size-asian="22pt" style:font-weight-asian="bold" style:font-size-complex="22pt" style:font-weight-complex="bold"/>
    </style:style>
    <style:style style:name="P4" style:family="paragraph" style:parent-style-name="Standard">
      <style:paragraph-properties fo:text-align="justify" style:justify-single-word="false"/>
      <style:text-properties style:font-name="DejaVu Sans" fo:font-size="11pt" officeooo:rsid="001c201d" officeooo:paragraph-rsid="001c201d" style:font-size-asian="11pt" style:font-size-complex="11pt"/>
    </style:style>
    <style:style style:name="P5" style:family="paragraph" style:parent-style-name="Standard">
      <style:paragraph-properties fo:text-align="justify" style:justify-single-word="false"/>
      <style:text-properties style:font-name="DejaVu Sans" fo:font-size="11pt" officeooo:rsid="001c201d" officeooo:paragraph-rsid="002b063a" style:font-size-asian="11pt" style:font-size-complex="11pt"/>
    </style:style>
    <style:style style:name="T1" style:family="text">
      <style:text-properties officeooo:rsid="002014e7"/>
    </style:style>
    <style:style style:name="T2" style:family="text">
      <style:text-properties officeooo:rsid="00249533"/>
    </style:style>
    <style:style style:name="T3" style:family="text">
      <style:text-properties officeooo:rsid="00293b84"/>
    </style:style>
    <style:style style:name="T4" style:family="text">
      <style:text-properties officeooo:rsid="002add21"/>
    </style:style>
    <style:style style:name="T5" style:family="text">
      <style:text-properties officeooo:rsid="002ef68a"/>
    </style:style>
    <style:style style:name="T6" style:family="text">
      <style:text-properties officeooo:rsid="00328305"/>
    </style:style>
    <style:style style:name="T7" style:family="text">
      <style:text-properties officeooo:rsid="0033f14d"/>
    </style:style>
    <style:style style:name="T8" style:family="text">
      <style:text-properties officeooo:rsid="003c220f"/>
    </style:style>
    <style:style style:name="T9" style:family="text">
      <style:text-properties officeooo:rsid="003ce1c0"/>
    </style:style>
    <style:style style:name="T10" style:family="text">
      <style:text-properties officeooo:rsid="003e8b1e"/>
    </style:style>
    <style:style style:name="T11" style:family="text">
      <style:text-properties officeooo:rsid="003ee840"/>
    </style:style>
    <style:style style:name="T12" style:family="text">
      <style:text-properties fo:font-size="11pt" officeooo:rsid="002014e7" style:font-size-asian="11pt" style:font-size-complex="11pt"/>
    </style:style>
    <style:style style:name="T13" style:family="text">
      <style:text-properties officeooo:rsid="004408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ÁLISIS DE<text:span text:style-name="T5">L</text:span> NEGOCIO</text:p>
      <text:p text:style-name="P2"/>
      <text:p text:style-name="P2"/>
      <text:p text:style-name="P1"><text:tab/><text:span text:style-name="T12">Con la actual situación económica, la idea de una gestión inteligente de los ahorros ha ido cobrando mucha importancia. Esta gestión inteligente consiste en apoyarse sobre aplicaciones que aporten y ayuden a visualizar la información de la economía doméstica de forma gráfica y comprensible.</text:span></text:p>
      <text:p text:style-name="P4"><text:tab/><text:span text:style-name="T1">Es por esto por lo que una empresa dedicada al ámbito económico que colabora con otras de su mismo sector (Cofidis, Cetelem) está interesada en entrar en el juego con una aplicación que facilite la administración de los ahorros a sus usuarios.</text:span></text:p>
      <text:p text:style-name="P4"/>
      <text:p text:style-name="P4"><text:tab/><text:span text:style-name="T2">Esta aplicación consistirá en una interfaz gráfica accesible desde plataformas móviles y ordenadores, y su objetivo será el de abstraer a los usuarios de la tarea de administrar el dinero a un nivel más sencillo, dotándoles para ello de una serie de herramientas con distintas funcionalidades.</text:span></text:p>
      <text:p text:style-name="P4"/>
      <text:p text:style-name="P5"><text:tab/><text:span text:style-name="T3">De esta forma, los usuarios normales de la aplicación tendrán que inicializar la sesión en la aplicación mediante un identificador único. A partir de ahí, estarán capacitados para consultar el estado actual de sus ahorros, reprogramar los ingresos y gastos, visualizar gráficas para facilitar la interpretación del balance del dinero en un intervalo de tiempo, modificar los planes de ahorro o acceder al sistema de recomendaciones que genera la aplicación.</text:span></text:p>
      <text:p text:style-name="P5"/>
      <text:p text:style-name="P5"><text:tab/><text:span text:style-name="T8">La gestión de los ahorros permitirá a los usuarios configurar la cantidad de dinero ingresada o extraída cada cierto periodo tiempo o, si fuera necesario, en un momento dado si se tratase por ejemplo de un imprevisto puntual.</text:span></text:p>
      <text:p text:style-name="P5"/>
      <text:p text:style-name="P5"><text:tab/><text:span text:style-name="T9">La visualización del balance se hará por mes y año, facilitando al usuario una visión clara del movimiento del dinero en el transcurso del tiempo mediante la generación de gráficas con la información almacenada.</text:span></text:p>
      <text:p text:style-name="P5"/>
      <text:p text:style-name="P5"><text:tab/><text:span text:style-name="T10">Los planes de ahorro constituyen un punto clave en el sistema, ya que son lo que lo diferencia del resto de sistemas. En el gestor de planes, el ususario podrá configurar proyectos a los que destinar una parte de los ingresos de forma periódica.</text:span></text:p>
      <text:p text:style-name="P5"/>
      <text:p text:style-name="P5"><text:tab/><text:span text:style-name="T11">Por último, las recomendaciones servirán a los usuarios a la hora de tomar las decisiones financieras y se generarán en base a la información aportada por las herramientas anteriormente mencionadas.</text:span></text:p>
      <text:p text:style-name="P4"/>
      <text:p text:style-name="P4"><text:tab/><text:span text:style-name="T4">Los usuarios también podrán administrar sus cuentas, modificar la configuración de las mismas y enviar notificaciones a los supervisores. Estas notificaciones podrán usarse para presentar quejas, sugerencias, o usarse en caso de duda.</text:span></text:p>
      <text:p text:style-name="P4"><text:tab/><text:span text:style-name="T13">Las notificaciones también podrán ser usadas por el propio sistema de forma automática para alertar de eventos notables.</text:span></text:p>
      <text:p text:style-name="P4"/>
      <text:p text:style-name="P4"><text:tab/><text:span text:style-name="T6">Existirán dos tipos de supervisores, el de cuentas y el general. Ambos podrán responder a las notificaciones de los usuarios, generar informes y alterar si es necesario la información de las cuentas de los usuarios.</text:span></text:p>
      <text:p text:style-name="P4"><text:tab/><text:span text:style-name="T7">El supervisor general podrá además dar de baja o de alta a las cuentas de los usuar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es" fo:country="ES"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s" fo:country="ES"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1:29:22.966541976</meta:creation-date>
    <dc:date>2018-06-06T16:28:35.324392808</dc:date>
    <meta:editing-duration>PT2H11M2S</meta:editing-duration>
    <meta:editing-cycles>44</meta:editing-cycles>
    <meta:generator>LibreOffice/6.0.4.2$Linux_X86_64 LibreOffice_project/00m0$Build-2</meta:generator>
    <meta:document-statistic meta:table-count="0" meta:image-count="0" meta:object-count="0" meta:page-count="1" meta:paragraph-count="13" meta:word-count="454" meta:character-count="2851" meta:non-whitespace-character-count="2398"/>
  </office:meta>
</office:document-meta>
</file>